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7.504cm" style:rel-column-width="4254*"/>
    </style:style>
    <style:style style:name="Tabla10.C" style:family="table-column">
      <style:table-column-properties style:column-width="3.702cm" style:rel-column-width="2099*"/>
    </style:style>
    <style:style style:name="Tabla10.D" style:family="table-column">
      <style:table-column-properties style:column-width="3.196cm" style:rel-column-width="1812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471cm"/>
    </style:style>
    <style:style style:name="Tabla10.4" style:family="table-row">
      <style:table-row-properties style:min-row-height="0.284cm"/>
    </style:style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443cm" style:rel-column-width="251*"/>
    </style:style>
    <style:style style:name="Tabla1.B" style:family="table-column">
      <style:table-column-properties style:column-width="1.27cm" style:rel-column-width="720*"/>
    </style:style>
    <style:style style:name="Tabla1.C" style:family="table-column">
      <style:table-column-properties style:column-width="7.795cm" style:rel-column-width="4419*"/>
    </style:style>
    <style:style style:name="Tabla1.D" style:family="table-column">
      <style:table-column-properties style:column-width="4.422cm" style:rel-column-width="2507*"/>
    </style:style>
    <style:style style:name="Tabla1.E" style:family="table-column">
      <style:table-column-properties style:column-width="1.071cm" style:rel-column-width="607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style:rel-width="100%" table:align="left" style:writing-mode="lr-tb"/>
    </style:style>
    <style:style style:name="Tabla2.A" style:family="table-column">
      <style:table-column-properties style:column-width="0.443cm" style:rel-column-width="251*"/>
    </style:style>
    <style:style style:name="Tabla2.B" style:family="table-column">
      <style:table-column-properties style:column-width="1.27cm" style:rel-column-width="720*"/>
    </style:style>
    <style:style style:name="Tabla2.C" style:family="table-column">
      <style:table-column-properties style:column-width="6.689cm" style:rel-column-width="3792*"/>
    </style:style>
    <style:style style:name="Tabla2.D" style:family="table-column">
      <style:table-column-properties style:column-width="4.971cm" style:rel-column-width="2818*"/>
    </style:style>
    <style:style style:name="Tabla2.E" style:family="table-column">
      <style:table-column-properties style:column-width="1.628cm" style:rel-column-width="92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style:rel-width="100%" table:align="left" style:writing-mode="lr-tb"/>
    </style:style>
    <style:style style:name="Tabla3.A" style:family="table-column">
      <style:table-column-properties style:column-width="0.443cm" style:rel-column-width="251*"/>
    </style:style>
    <style:style style:name="Tabla3.B" style:family="table-column">
      <style:table-column-properties style:column-width="3.159cm" style:rel-column-width="1791*"/>
    </style:style>
    <style:style style:name="Tabla3.C" style:family="table-column">
      <style:table-column-properties style:column-width="5.502cm" style:rel-column-width="3119*"/>
    </style:style>
    <style:style style:name="Tabla3.D" style:family="table-column">
      <style:table-column-properties style:column-width="5.897cm" style:rel-column-width="3343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style:rel-width="100%" table:align="left" style:writing-mode="lr-tb"/>
    </style:style>
    <style:style style:name="Tabla4.A" style:family="table-column">
      <style:table-column-properties style:column-width="0.443cm" style:rel-column-width="251*"/>
    </style:style>
    <style:style style:name="Tabla4.B" style:family="table-column">
      <style:table-column-properties style:column-width="3.159cm" style:rel-column-width="1791*"/>
    </style:style>
    <style:style style:name="Tabla4.C" style:family="table-column">
      <style:table-column-properties style:column-width="6.697cm" style:rel-column-width="3797*"/>
    </style:style>
    <style:style style:name="Tabla4.D" style:family="table-column">
      <style:table-column-properties style:column-width="4.701cm" style:rel-column-width="2665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style:rel-width="100%" table:align="center" style:writing-mode="lr-tb"/>
    </style:style>
    <style:style style:name="Tabla5.A" style:family="table-column">
      <style:table-column-properties style:column-width="0.57cm" style:rel-column-width="323*"/>
    </style:style>
    <style:style style:name="Tabla5.B" style:family="table-column">
      <style:table-column-properties style:column-width="1.926cm" style:rel-column-width="1092*"/>
    </style:style>
    <style:style style:name="Tabla5.C" style:family="table-column">
      <style:table-column-properties style:column-width="4.112cm" style:rel-column-width="2331*"/>
    </style:style>
    <style:style style:name="Tabla5.D" style:family="table-column">
      <style:table-column-properties style:column-width="7.011cm" style:rel-column-width="3975*"/>
    </style:style>
    <style:style style:name="Tabla5.E" style:family="table-column">
      <style:table-column-properties style:column-width="1.381cm" style:rel-column-width="783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E8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E1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5cm" style:rel-width="100%" table:align="center" style:writing-mode="lr-tb"/>
    </style:style>
    <style:style style:name="Tabla6.A" style:family="table-column">
      <style:table-column-properties style:column-width="0.57cm" style:rel-column-width="323*"/>
    </style:style>
    <style:style style:name="Tabla6.B" style:family="table-column">
      <style:table-column-properties style:column-width="1.926cm" style:rel-column-width="1092*"/>
    </style:style>
    <style:style style:name="Tabla6.C" style:family="table-column">
      <style:table-column-properties style:column-width="4.112cm" style:rel-column-width="2331*"/>
    </style:style>
    <style:style style:name="Tabla6.D" style:family="table-column">
      <style:table-column-properties style:column-width="7.011cm" style:rel-column-width="3975*"/>
    </style:style>
    <style:style style:name="Tabla6.E" style:family="table-column">
      <style:table-column-properties style:column-width="1.381cm" style:rel-column-width="783*"/>
    </style:style>
    <style:style style:name="Tab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style:vertical-align="middle" fo:padding="0.097cm" fo:border="0.05pt solid #000000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6.E8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E1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5cm" style:rel-width="100%" table:align="left" style:writing-mode="lr-tb"/>
    </style:style>
    <style:style style:name="Tabla7.A" style:family="table-column">
      <style:table-column-properties style:column-width="0.808cm" style:rel-column-width="458*"/>
    </style:style>
    <style:style style:name="Tabla7.B" style:family="table-column">
      <style:table-column-properties style:column-width="1.898cm" style:rel-column-width="1076*"/>
    </style:style>
    <style:style style:name="Tabla7.C" style:family="table-column">
      <style:table-column-properties style:column-width="3.394cm" style:rel-column-width="1924*"/>
    </style:style>
    <style:style style:name="Tabla7.D" style:family="table-column">
      <style:table-column-properties style:column-width="6.502cm" style:rel-column-width="3686*"/>
    </style:style>
    <style:style style:name="Tabla7.E" style:family="table-column">
      <style:table-column-properties style:column-width="2.399cm" style:rel-column-width="1360*"/>
    </style:style>
    <style:style style:name="Tab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style:vertical-align="middle" fo:padding="0.097cm" fo:border="0.05pt solid #000000"/>
    </style:style>
    <style:style style:name="Tab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7.E8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1307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1307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1307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1307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713070" officeooo:paragraph-rsid="0071307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13070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13070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713070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9pt" officeooo:rsid="00713070" officeooo:paragraph-rsid="00713070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2086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13070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881c7" officeooo:paragraph-rsid="00713070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3a62a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434c2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5104c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91136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2086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434c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5104c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5d956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75233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7671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91136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434c2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5104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91136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7434c2" officeooo:paragraph-rsid="007434c2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7434c2" officeooo:paragraph-rsid="0075104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7434c2" officeooo:paragraph-rsid="00791136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75104c" officeooo:paragraph-rsid="0075104c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75104c" officeooo:paragraph-rsid="00791136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75d956" officeooo:paragraph-rsid="0075d956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75d956" officeooo:paragraph-rsid="0079113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775233" officeooo:paragraph-rsid="00775233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775233" officeooo:paragraph-rsid="00776711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775233" officeooo:paragraph-rsid="00791136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776711" officeooo:paragraph-rsid="00776711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776711" officeooo:paragraph-rsid="00791136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791136" officeooo:paragraph-rsid="00791136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officeooo:rsid="0079d911" officeooo:paragraph-rsid="0079d911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434c2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5104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91136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434c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5104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91136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weight="bold" officeooo:rsid="00713070" officeooo:paragraph-rsid="007434c2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434c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5104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91136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weight="bold" officeooo:rsid="00775233" officeooo:paragraph-rsid="00775233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weight="bold" officeooo:rsid="00775233" officeooo:paragraph-rsid="00791136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weight="bold" officeooo:rsid="00791136" officeooo:paragraph-rsid="00791136" style:font-weight-asian="bold" style:font-weight-complex="bold"/>
    </style:style>
    <style:style style:name="P60" style:family="paragraph" style:parent-style-name="Enunciado" style:list-style-name="">
      <style:paragraph-properties fo:orphans="2" fo:widows="2"/>
      <style:text-properties officeooo:paragraph-rsid="00713070"/>
    </style:style>
    <style:style style:name="P61" style:family="paragraph" style:parent-style-name="Enunciado" style:list-style-name="WWNum1" style:master-page-name="Standard">
      <style:paragraph-properties style:page-number="auto" fo:break-before="page"/>
      <style:text-properties officeooo:paragraph-rsid="00713070"/>
    </style:style>
    <style:style style:name="P62" style:family="paragraph" style:parent-style-name="Enunciado" style:list-style-name="WWNum1">
      <style:paragraph-properties fo:break-before="page"/>
      <style:text-properties officeooo:paragraph-rsid="00713070"/>
    </style:style>
    <style:style style:name="P63" style:family="paragraph" style:parent-style-name="Enunciado" style:list-style-name="WWNum1">
      <style:paragraph-properties fo:break-before="page"/>
      <style:text-properties officeooo:paragraph-rsid="007434c2"/>
    </style:style>
    <style:style style:name="P64" style:family="paragraph" style:parent-style-name="Enunciado" style:list-style-name="WWNum1">
      <style:paragraph-properties fo:break-before="page"/>
      <style:text-properties officeooo:paragraph-rsid="0075104c"/>
    </style:style>
    <style:style style:name="P65" style:family="paragraph" style:parent-style-name="Enunciado" style:list-style-name="WWNum1">
      <style:paragraph-properties fo:break-before="page"/>
      <style:text-properties officeooo:paragraph-rsid="00791136"/>
    </style:style>
    <style:style style:name="P66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434c2"/>
    </style:style>
    <style:style style:name="P67" style:family="paragraph" style:parent-style-name="Enunciado" style:master-page-name="">
      <style:paragraph-properties style:page-number="auto" fo:break-before="auto" fo:break-after="auto" style:writing-mode="lr-tb"/>
      <style:text-properties fo:font-weight="bold" officeooo:rsid="00123e57" officeooo:paragraph-rsid="00791136" style:font-weight-asian="bold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713070"/>
    </style:style>
    <style:style style:name="T4" style:family="text">
      <style:text-properties style:text-underline-style="none" officeooo:rsid="0071307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a5af" style:font-weight-asian="bold" style:font-weight-complex="bold"/>
    </style:style>
    <style:style style:name="T7" style:family="text">
      <style:text-properties fo:font-weight="bold" officeooo:rsid="00769e4f" style:font-weight-asian="bold" style:font-weight-complex="bold"/>
    </style:style>
    <style:style style:name="T8" style:family="text">
      <style:text-properties fo:font-weight="bold" officeooo:rsid="00713070" style:font-weight-asian="bold" style:font-weight-complex="bold"/>
    </style:style>
    <style:style style:name="T9" style:family="text">
      <style:text-properties fo:font-weight="bold" officeooo:rsid="00831853" style:font-weight-asian="bold" style:font-weight-complex="bold"/>
    </style:style>
    <style:style style:name="T10" style:family="text">
      <style:text-properties fo:font-weight="bold" officeooo:rsid="007434c2" style:font-weight-asian="bold" style:font-weight-complex="bold"/>
    </style:style>
    <style:style style:name="T11" style:family="text">
      <style:text-properties fo:font-weight="bold" officeooo:rsid="0075104c" style:font-weight-asian="bold" style:font-weight-complex="bold"/>
    </style:style>
    <style:style style:name="T12" style:family="text">
      <style:text-properties fo:font-weight="normal" officeooo:rsid="00319aaf" style:font-weight-asian="normal" style:font-weight-complex="normal"/>
    </style:style>
    <style:style style:name="T13" style:family="text">
      <style:text-properties fo:font-weight="normal" officeooo:rsid="003aa5af" style:font-weight-asian="normal" style:font-weight-complex="normal"/>
    </style:style>
    <style:style style:name="T14" style:family="text">
      <style:text-properties fo:font-weight="normal" officeooo:rsid="00765a37" style:font-weight-asian="normal" style:font-weight-complex="normal"/>
    </style:style>
    <style:style style:name="T15" style:family="text">
      <style:text-properties fo:font-weight="normal" officeooo:rsid="0072f07a" style:font-weight-asian="normal" style:font-weight-complex="normal"/>
    </style:style>
    <style:style style:name="T16" style:family="text">
      <style:text-properties fo:font-weight="normal" officeooo:rsid="00769e4f" style:font-weight-asian="normal" style:font-weight-complex="normal"/>
    </style:style>
    <style:style style:name="T17" style:family="text">
      <style:text-properties fo:font-weight="normal" officeooo:rsid="00713070" style:font-weight-asian="normal" style:font-weight-complex="normal"/>
    </style:style>
    <style:style style:name="T18" style:family="text">
      <style:text-properties officeooo:rsid="003aa5af"/>
    </style:style>
    <style:style style:name="T19" style:family="text">
      <style:text-properties officeooo:rsid="00831853"/>
    </style:style>
    <style:style style:name="T20" style:family="text">
      <style:text-properties officeooo:rsid="0077df3c"/>
    </style:style>
    <style:style style:name="T21" style:family="text">
      <style:text-properties officeooo:rsid="007881c7"/>
    </style:style>
    <style:style style:name="T22" style:family="text">
      <style:text-properties officeooo:rsid="0073a62a"/>
    </style:style>
    <style:style style:name="T23" style:family="text">
      <style:text-properties officeooo:rsid="007434c2"/>
    </style:style>
    <style:style style:name="T24" style:family="text">
      <style:text-properties officeooo:rsid="0075104c"/>
    </style:style>
    <style:style style:name="T25" style:family="text">
      <style:text-properties officeooo:rsid="00775233"/>
    </style:style>
    <style:style style:name="T26" style:family="text">
      <style:text-properties officeooo:rsid="00776711"/>
    </style:style>
    <style:style style:name="T27" style:family="text">
      <style:text-properties officeooo:rsid="007911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78982148594329751" text:style-name="WWNum1">
        <text:list-item>
          <text:p text:style-name="P61"><text:span text:style-name="T18">La sig</text:span><text:span text:style-name="T13">uiente tabla propone un </text:span><text:span text:style-name="T14">sumario de las constantes de clase </text:span><text:span text:style-name="T15">de la</text:span><text:span text:style-name="T16">s </text:span><text:span text:style-name="T7">clase Wrapper</text:span><text:span text:style-name="T16"> de tipo </text:span><text:span text:style-name="T17">caracter</text:span><text:span text:style-name="T16">, a saber: </text:span><text:span text:style-name="T8">Character</text:span><text:span text:style-name="T18">. A partir del objetivo requerido escribir el código que utilice el recurso oportuno</text:span><text:span text:style-name="T12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4">#</text:p>
          </table:table-cell>
          <table:table-cell table:style-name="Tabla10.B1" office:value-type="string">
            <text:p text:style-name="P7">Descripción</text:p>
          </table:table-cell>
          <table:table-cell table:style-name="Tabla10.C1" office:value-type="string">
            <text:p text:style-name="P8">Código</text:p>
          </table:table-cell>
          <table:table-cell table:style-name="Tabla10.D1" office:value-type="string">
            <text:p text:style-name="P9">Valor</text:p>
          </table:table-cell>
        </table:table-row>
        <table:table-row table:style-name="Tabla10.2">
          <table:table-cell table:style-name="Tabla10.A2" table:number-rows-spanned="2" office:value-type="string">
            <text:p text:style-name="P12">1</text:p>
          </table:table-cell>
          <table:table-cell table:style-name="Tabla10.A2" table:number-rows-spanned="2" office:value-type="string">
            <text:p text:style-name="P13"><text:span text:style-name="T19">Tamaño del </text:span><text:span text:style-name="T9">espacio</text:span><text:span text:style-name="T5"> de memoria</text:span> que ocupa un dato de tipo primitivo <text:span text:style-name="T8">char</text:span></text:p>
          </table:table-cell>
          <table:table-cell table:style-name="Tabla10.A2" office:value-type="string">
            <text:p text:style-name="P13"/>
          </table:table-cell>
          <table:table-cell table:style-name="Tabla10.D2" office:value-type="string">
            <text:p text:style-name="P15"/>
          </table:table-cell>
        </table:table-row>
        <table:table-row table:style-name="Tabla10.3">
          <table:covered-table-cell/>
          <table:covered-table-cell/>
          <table:table-cell table:style-name="Tabla10.A2" office:value-type="string">
            <text:p text:style-name="P13"/>
          </table:table-cell>
          <table:table-cell table:style-name="Tabla10.D2" office:value-type="string">
            <text:p text:style-name="P15"/>
          </table:table-cell>
        </table:table-row>
        <table:table-row table:style-name="Tabla10.4">
          <table:table-cell table:style-name="Tabla10.A2" office:value-type="string">
            <text:p text:style-name="P46">2</text:p>
          </table:table-cell>
          <table:table-cell table:style-name="Tabla10.A2" office:value-type="string">
            <text:p text:style-name="P17"><text:span text:style-name="T3">V</text:span>alor <text:span text:style-name="T8">más grande</text:span> que puede tener un dato de tipo primitivo <text:span text:style-name="T8">char</text:span></text:p>
          </table:table-cell>
          <table:table-cell table:style-name="Tabla10.A2" office:value-type="string">
            <text:p text:style-name="P13"/>
          </table:table-cell>
          <table:table-cell table:style-name="Tabla10.D2" office:value-type="string">
            <text:p text:style-name="P15"/>
          </table:table-cell>
        </table:table-row>
        <table:table-row table:style-name="Tabla10.4">
          <table:table-cell table:style-name="Tabla10.A2" office:value-type="string">
            <text:p text:style-name="P46">3</text:p>
          </table:table-cell>
          <table:table-cell table:style-name="Tabla10.A2" office:value-type="string">
            <text:p text:style-name="P17"><text:span text:style-name="T3">V</text:span>alor <text:span text:style-name="T8">más pequeño</text:span> que puede tener un dato de tipo primitivo <text:span text:style-name="T8">char</text:span></text:p>
          </table:table-cell>
          <table:table-cell table:style-name="Tabla10.A2" office:value-type="string">
            <text:p text:style-name="P13"/>
          </table:table-cell>
          <table:table-cell table:style-name="Tabla10.D2" office:value-type="string">
            <text:p text:style-name="P15"/>
          </table:table-cell>
        </table:table-row>
        <table:table-row table:style-name="Tabla10.4">
          <table:table-cell table:style-name="Tabla10.A2" office:value-type="string">
            <text:p text:style-name="P46">4</text:p>
          </table:table-cell>
          <table:table-cell table:style-name="Tabla10.A2" office:value-type="string">
            <text:p text:style-name="P18">Instancia de la clase <text:span text:style-name="T5">Class</text:span> que representa el tipo primitivo <text:span text:style-name="T8">char</text:span></text:p>
          </table:table-cell>
          <table:table-cell table:style-name="Tabla10.A2" office:value-type="string">
            <text:p text:style-name="P14"/>
          </table:table-cell>
          <table:table-cell table:style-name="Tabla10.D2" office:value-type="string">
            <text:p text:style-name="P14"/>
          </table:table-cell>
        </table:table-row>
      </table:table>
      <text:p text:style-name="P60"/>
      <text:list xml:id="list1422205979814" text:continue-numbering="true" text:style-name="WWNum1">
        <text:list-item>
          <text:p text:style-name="P62"><text:span text:style-name="T18">La siguiente tabla propone una </text:span><text:span text:style-name="T6">lista de </text:span><text:span text:style-name="T10">caracteres</text:span><text:span text:style-name="T18"> que representan un dígito numérico en alguna de las bases numéricas indicadas. Se trata de obtener el valor numérico equivalente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#</text:p>
          </table:table-cell>
          <table:table-cell table:style-name="Tabla1.A1" office:value-type="string">
            <text:p text:style-name="P5">Inicial</text:p>
          </table:table-cell>
          <table:table-cell table:style-name="Tabla1.A1" office:value-type="string">
            <text:p text:style-name="P10">Objetivo</text:p>
          </table:table-cell>
          <table:table-cell table:style-name="Tabla1.A1" office:value-type="string">
            <text:p text:style-name="P6">Código</text:p>
          </table:table-cell>
          <table:table-cell table:style-name="Tabla1.E1" office:value-type="string">
            <text:p text:style-name="P5">Final</text:p>
          </table:table-cell>
        </table:table-row>
        <table:table-row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9">'1'</text:p>
          </table:table-cell>
          <table:table-cell table:style-name="Tabla1.A2" office:value-type="string">
            <text:p text:style-name="P16"><text:span text:style-name="T22">Valor numérico representado por el </text:span>carácter en base 2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1">2</text:p>
          </table:table-cell>
          <table:table-cell table:style-name="Tabla1.A2" office:value-type="string">
            <text:p text:style-name="P16">'<text:span text:style-name="T22">2</text:span>'</text:p>
          </table:table-cell>
          <table:table-cell table:style-name="Tabla1.A2" office:value-type="string">
            <text:p text:style-name="P16"><text:span text:style-name="T22">Valor numérico representado por el </text:span>carácter en base 2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9">3</text:p>
          </table:table-cell>
          <table:table-cell table:style-name="Tabla1.A2" office:value-type="string">
            <text:p text:style-name="P19">'7'</text:p>
          </table:table-cell>
          <table:table-cell table:style-name="Tabla1.A2" office:value-type="string">
            <text:p text:style-name="P16"><text:span text:style-name="T22">Valor numérico representado por el </text:span>carácter en base <text:span text:style-name="T23">8</text:span>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9">4</text:p>
          </table:table-cell>
          <table:table-cell table:style-name="Tabla1.A2" office:value-type="string">
            <text:p text:style-name="P16">'<text:span text:style-name="T22">8</text:span>'</text:p>
          </table:table-cell>
          <table:table-cell table:style-name="Tabla1.A2" office:value-type="string">
            <text:p text:style-name="P16"><text:span text:style-name="T22">Valor numérico representado por el </text:span>carácter en base <text:span text:style-name="T23">8</text:span>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9">5</text:p>
          </table:table-cell>
          <table:table-cell table:style-name="Tabla1.A2" office:value-type="string">
            <text:p text:style-name="P19">'9'</text:p>
          </table:table-cell>
          <table:table-cell table:style-name="Tabla1.A2" office:value-type="string">
            <text:p text:style-name="P16"><text:span text:style-name="T22">Valor numérico representado por el </text:span>carácter en base <text:span text:style-name="T23">10</text:span>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9">6</text:p>
          </table:table-cell>
          <table:table-cell table:style-name="Tabla1.A2" office:value-type="string">
            <text:p text:style-name="P16">'<text:span text:style-name="T22">A</text:span>'</text:p>
          </table:table-cell>
          <table:table-cell table:style-name="Tabla1.A2" office:value-type="string">
            <text:p text:style-name="P16"><text:span text:style-name="T22">Valor numérico representado por el </text:span>carácter en base <text:span text:style-name="T23">10</text:span>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46">7</text:p>
          </table:table-cell>
          <table:table-cell table:style-name="Tabla1.A2" office:value-type="string">
            <text:p text:style-name="P19">'<text:span text:style-name="T23">F</text:span>'</text:p>
          </table:table-cell>
          <table:table-cell table:style-name="Tabla1.A2" office:value-type="string">
            <text:p text:style-name="P16"><text:span text:style-name="T22">Valor numérico representado por el </text:span>carácter en base <text:span text:style-name="T23">16</text:span>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33"/>
          </table:table-cell>
        </table:table-row>
        <table:table-row>
          <table:table-cell table:style-name="Tabla1.A2" office:value-type="string">
            <text:p text:style-name="P46">8</text:p>
          </table:table-cell>
          <table:table-cell table:style-name="Tabla1.A2" office:value-type="string">
            <text:p text:style-name="P16">'<text:span text:style-name="T23">G</text:span>'</text:p>
          </table:table-cell>
          <table:table-cell table:style-name="Tabla1.A2" office:value-type="string">
            <text:p text:style-name="P16"><text:span text:style-name="T22">Valor numérico representado por el </text:span>carácter en base <text:span text:style-name="T23">16</text:span></text:p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9"/>
          </table:table-cell>
        </table:table-row>
      </table:table>
      <text:p text:style-name="P66"/>
      <text:list xml:id="list1422437165439" text:continue-numbering="true" text:style-name="WWNum1">
        <text:list-item>
          <text:p text:style-name="P63"><text:span text:style-name="T18">La siguiente tabla propone una </text:span><text:span text:style-name="T6">lista de </text:span><text:span text:style-name="T11">valores numéricos enteros</text:span><text:span text:style-name="T18"> acompañada de una </text:span><text:span text:style-name="T6">lista de objetivos</text:span><text:span text:style-name="T18"> que deben cumplirse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7">#</text:p>
          </table:table-cell>
          <table:table-cell table:style-name="Tabla2.A1" office:value-type="string">
            <text:p text:style-name="P50">Inicial</text:p>
          </table:table-cell>
          <table:table-cell table:style-name="Tabla2.A1" office:value-type="string">
            <text:p text:style-name="P53">Objetivo</text:p>
          </table:table-cell>
          <table:table-cell table:style-name="Tabla2.A1" office:value-type="string">
            <text:p text:style-name="P54">Código</text:p>
          </table:table-cell>
          <table:table-cell table:style-name="Tabla2.E1" office:value-type="string">
            <text:p text:style-name="P50">Final</text:p>
          </table:table-cell>
        </table:table-row>
        <table:table-row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3">1</text:p>
          </table:table-cell>
          <table:table-cell table:style-name="Tabla2.A2" office:value-type="string">
            <text:p text:style-name="P24"><text:span text:style-name="T23">Carácter que representa el valor numérico indicado </text:span>en base 2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30">2</text:p>
          </table:table-cell>
          <table:table-cell table:style-name="Tabla2.A2" office:value-type="string">
            <text:p text:style-name="P33">2</text:p>
          </table:table-cell>
          <table:table-cell table:style-name="Tabla2.A2" office:value-type="string">
            <text:p text:style-name="P24"><text:span text:style-name="T23">Carácter que representa el valor numérico indicado </text:span>en base 2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20">3</text:p>
          </table:table-cell>
          <table:table-cell table:style-name="Tabla2.A2" office:value-type="string">
            <text:p text:style-name="P33">7</text:p>
          </table:table-cell>
          <table:table-cell table:style-name="Tabla2.A2" office:value-type="string">
            <text:p text:style-name="P24"><text:span text:style-name="T23">Carácter que representa el valor numérico indicado </text:span>en base <text:span text:style-name="T24">8</text:span>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>4</text:p>
          </table:table-cell>
          <table:table-cell table:style-name="Tabla2.A2" office:value-type="string">
            <text:p text:style-name="P33">8</text:p>
          </table:table-cell>
          <table:table-cell table:style-name="Tabla2.A2" office:value-type="string">
            <text:p text:style-name="P24"><text:span text:style-name="T23">Carácter que representa el valor numérico indicado </text:span>en base <text:span text:style-name="T24">8</text:span>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20">5</text:p>
          </table:table-cell>
          <table:table-cell table:style-name="Tabla2.A2" office:value-type="string">
            <text:p text:style-name="P20">9</text:p>
          </table:table-cell>
          <table:table-cell table:style-name="Tabla2.A2" office:value-type="string">
            <text:p text:style-name="P24"><text:span text:style-name="T23">Carácter que representa el valor numérico indicado </text:span>en base <text:span text:style-name="T24">10</text:span>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>6</text:p>
          </table:table-cell>
          <table:table-cell table:style-name="Tabla2.A2" office:value-type="string">
            <text:p text:style-name="P36">10</text:p>
          </table:table-cell>
          <table:table-cell table:style-name="Tabla2.A2" office:value-type="string">
            <text:p text:style-name="P24"><text:span text:style-name="T23">Carácter que representa el valor numérico indicado </text:span>en base <text:span text:style-name="T24">10</text:span>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46">7</text:p>
          </table:table-cell>
          <table:table-cell table:style-name="Tabla2.A2" office:value-type="string">
            <text:p text:style-name="P36">15</text:p>
          </table:table-cell>
          <table:table-cell table:style-name="Tabla2.A2" office:value-type="string">
            <text:p text:style-name="P24"><text:span text:style-name="T23">Carácter que representa el valor numérico indicado </text:span>en base <text:span text:style-name="T24">16</text:span>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46">8</text:p>
          </table:table-cell>
          <table:table-cell table:style-name="Tabla2.A2" office:value-type="string">
            <text:p text:style-name="P36">16</text:p>
          </table:table-cell>
          <table:table-cell table:style-name="Tabla2.A2" office:value-type="string">
            <text:p text:style-name="P24"><text:span text:style-name="T23">Carácter que representa el valor numérico indicado </text:span>en base <text:span text:style-name="T24">16</text:span></text:p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P33"/>
          </table:table-cell>
        </table:table-row>
      </table:table>
      <text:list xml:id="list1422016270450" text:continue-numbering="true" text:style-name="WWNum1">
        <text:list-item>
          <text:p text:style-name="P64"><text:span text:style-name="T18">La siguiente tabla propone una </text:span><text:span text:style-name="T6">lista de </text:span><text:span text:style-name="T11">caracteres</text:span><text:span text:style-name="T18"> de cada uno de los cuales se desea obtener su nombre UNICODE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8">#</text:p>
          </table:table-cell>
          <table:table-cell table:style-name="Tabla3.A1" office:value-type="string">
            <text:p text:style-name="P51">Inicial</text:p>
          </table:table-cell>
          <table:table-cell table:style-name="Tabla3.A1" office:value-type="string">
            <text:p text:style-name="P55">Código</text:p>
          </table:table-cell>
          <table:table-cell table:style-name="Tabla3.D1" office:value-type="string">
            <text:p text:style-name="P51">Final</text:p>
          </table:table-cell>
        </table:table-row>
        <table:table-row>
          <table:table-cell table:style-name="Tabla3.A2" office:value-type="string">
            <text:p text:style-name="P31">1</text:p>
          </table:table-cell>
          <table:table-cell table:style-name="Tabla3.A2" office:value-type="string">
            <text:p text:style-name="P36">'g'</text:p>
          </table:table-cell>
          <table:table-cell table:style-name="Tabla3.A2" office:value-type="string">
            <text:p text:style-name="P25"/>
          </table:table-cell>
          <table:table-cell table:style-name="Tabla3.D2" office:value-type="string">
            <text:p text:style-name="P36"/>
          </table:table-cell>
        </table:table-row>
        <table:table-row>
          <table:table-cell table:style-name="Tabla3.A2" office:value-type="string">
            <text:p text:style-name="P31">2</text:p>
          </table:table-cell>
          <table:table-cell table:style-name="Tabla3.A2" office:value-type="string">
            <text:p text:style-name="P36">'X'</text:p>
          </table:table-cell>
          <table:table-cell table:style-name="Tabla3.A2" office:value-type="string">
            <text:p text:style-name="P25"/>
          </table:table-cell>
          <table:table-cell table:style-name="Tabla3.D2" office:value-type="string">
            <text:p text:style-name="P36"/>
          </table:table-cell>
        </table:table-row>
        <table:table-row>
          <table:table-cell table:style-name="Tabla3.A2" office:value-type="string">
            <text:p text:style-name="P21">3</text:p>
          </table:table-cell>
          <table:table-cell table:style-name="Tabla3.A2" office:value-type="string">
            <text:p text:style-name="P34"><text:span text:style-name="T24">'</text:span>7<text:span text:style-name="T24">'</text:span></text:p>
          </table:table-cell>
          <table:table-cell table:style-name="Tabla3.A2" office:value-type="string">
            <text:p text:style-name="P25"/>
          </table:table-cell>
          <table:table-cell table:style-name="Tabla3.D2" office:value-type="string">
            <text:p text:style-name="P36"/>
          </table:table-cell>
        </table:table-row>
        <table:table-row>
          <table:table-cell table:style-name="Tabla3.A2" office:value-type="string">
            <text:p text:style-name="P21">4</text:p>
          </table:table-cell>
          <table:table-cell table:style-name="Tabla3.A2" office:value-type="string">
            <text:p text:style-name="P36">'@'</text:p>
          </table:table-cell>
          <table:table-cell table:style-name="Tabla3.A2" office:value-type="string">
            <text:p text:style-name="P25"/>
          </table:table-cell>
          <table:table-cell table:style-name="Tabla3.D2" office:value-type="string">
            <text:p text:style-name="P36"/>
          </table:table-cell>
        </table:table-row>
        <table:table-row>
          <table:table-cell table:style-name="Tabla3.A2" office:value-type="string">
            <text:p text:style-name="P21">5</text:p>
          </table:table-cell>
          <table:table-cell table:style-name="Tabla3.A2" office:value-type="string">
            <text:p text:style-name="P36">'€'</text:p>
          </table:table-cell>
          <table:table-cell table:style-name="Tabla3.A2" office:value-type="string">
            <text:p text:style-name="P25"/>
          </table:table-cell>
          <table:table-cell table:style-name="Tabla3.D2" office:value-type="string">
            <text:p text:style-name="P38"/>
          </table:table-cell>
        </table:table-row>
        <table:table-row>
          <table:table-cell table:style-name="Tabla3.A2" office:value-type="string">
            <text:p text:style-name="P38">6</text:p>
          </table:table-cell>
          <table:table-cell table:style-name="Tabla3.A2" office:value-type="string">
            <text:p text:style-name="P38">'\u216C'</text:p>
          </table:table-cell>
          <table:table-cell table:style-name="Tabla3.A2" office:value-type="string">
            <text:p text:style-name="P26"/>
          </table:table-cell>
          <table:table-cell table:style-name="Tabla3.D2" office:value-type="string">
            <text:p text:style-name="P38"/>
          </table:table-cell>
        </table:table-row>
      </table:table>
      <text:list xml:id="list1423231295525" text:continue-numbering="true" text:style-name="WWNum1">
        <text:list-item>
          <text:p text:style-name="P64"><text:span text:style-name="T18">La siguiente tabla propone una </text:span><text:span text:style-name="T6">lista de </text:span><text:span text:style-name="T11">caracteres</text:span><text:span text:style-name="T18"> de cada uno de los cuales se desea obtener su valor entero UNICODE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8">#</text:p>
          </table:table-cell>
          <table:table-cell table:style-name="Tabla4.A1" office:value-type="string">
            <text:p text:style-name="P51">Inicial</text:p>
          </table:table-cell>
          <table:table-cell table:style-name="Tabla4.A1" office:value-type="string">
            <text:p text:style-name="P55">Código</text:p>
          </table:table-cell>
          <table:table-cell table:style-name="Tabla4.D1" office:value-type="string">
            <text:p text:style-name="P51">Final</text:p>
          </table:table-cell>
        </table:table-row>
        <table:table-row>
          <table:table-cell table:style-name="Tabla4.A2" office:value-type="string">
            <text:p text:style-name="P31">1</text:p>
          </table:table-cell>
          <table:table-cell table:style-name="Tabla4.A2" office:value-type="string">
            <text:p text:style-name="P36">'g'</text:p>
          </table:table-cell>
          <table:table-cell table:style-name="Tabla4.A2" office:value-type="string">
            <text:p text:style-name="P25"/>
          </table:table-cell>
          <table:table-cell table:style-name="Tabla4.D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1">2</text:p>
          </table:table-cell>
          <table:table-cell table:style-name="Tabla4.A2" office:value-type="string">
            <text:p text:style-name="P36">'X'</text:p>
          </table:table-cell>
          <table:table-cell table:style-name="Tabla4.A2" office:value-type="string">
            <text:p text:style-name="P25"/>
          </table:table-cell>
          <table:table-cell table:style-name="Tabla4.D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21">3</text:p>
          </table:table-cell>
          <table:table-cell table:style-name="Tabla4.A2" office:value-type="string">
            <text:p text:style-name="P34"><text:span text:style-name="T24">'</text:span>7<text:span text:style-name="T24">'</text:span></text:p>
          </table:table-cell>
          <table:table-cell table:style-name="Tabla4.A2" office:value-type="string">
            <text:p text:style-name="P25"/>
          </table:table-cell>
          <table:table-cell table:style-name="Tabla4.D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21">4</text:p>
          </table:table-cell>
          <table:table-cell table:style-name="Tabla4.A2" office:value-type="string">
            <text:p text:style-name="P36">'@'</text:p>
          </table:table-cell>
          <table:table-cell table:style-name="Tabla4.A2" office:value-type="string">
            <text:p text:style-name="P25"/>
          </table:table-cell>
          <table:table-cell table:style-name="Tabla4.D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21">5</text:p>
          </table:table-cell>
          <table:table-cell table:style-name="Tabla4.A2" office:value-type="string">
            <text:p text:style-name="P36">'€'</text:p>
          </table:table-cell>
          <table:table-cell table:style-name="Tabla4.A2" office:value-type="string">
            <text:p text:style-name="P25"/>
          </table:table-cell>
          <table:table-cell table:style-name="Tabla4.D2" office:value-type="string">
            <text:p text:style-name="P38"/>
          </table:table-cell>
        </table:table-row>
        <table:table-row>
          <table:table-cell table:style-name="Tabla4.A2" office:value-type="string">
            <text:p text:style-name="P38">6</text:p>
          </table:table-cell>
          <table:table-cell table:style-name="Tabla4.A2" office:value-type="string">
            <text:p text:style-name="P38">'\u216C'</text:p>
          </table:table-cell>
          <table:table-cell table:style-name="Tabla4.A2" office:value-type="string">
            <text:p text:style-name="P26"/>
          </table:table-cell>
          <table:table-cell table:style-name="Tabla4.D2" office:value-type="string">
            <text:p text:style-name="P38"/>
          </table:table-cell>
        </table:table-row>
      </table:table>
      <text:list xml:id="list1423059765044" text:continue-numbering="true" text:style-name="WWNum1">
        <text:list-item>
          <text:p text:style-name="P64"><text:span text:style-name="T18">La siguiente tabla propone una </text:span><text:span text:style-name="T6">lista de </text:span><text:span text:style-name="T11">caracteres</text:span><text:span text:style-name="T18"> acompañada de un criterio respectivo. Se desea comprobar si el carácter cumple con dicho criterio o no. Escribir el </text:span><text:span text:style-name="T6">código</text:span><text:span text:style-name="T18"> correspondiente a cada caso junto con su </text:span><text:span text:style-name="T6">resultado</text:span><text:span text:style-name="T12">.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48">#</text:p>
          </table:table-cell>
          <table:table-cell table:style-name="Tabla5.A1" office:value-type="string">
            <text:p text:style-name="P51">Inicial</text:p>
          </table:table-cell>
          <table:table-cell table:style-name="Tabla5.A1" office:value-type="string">
            <text:p text:style-name="P57">Criterio</text:p>
          </table:table-cell>
          <table:table-cell table:style-name="Tabla5.A1" office:value-type="string">
            <text:p text:style-name="P55">Código</text:p>
          </table:table-cell>
          <table:table-cell table:style-name="Tabla5.E1" office:value-type="string">
            <text:p text:style-name="P51">Final</text:p>
          </table:table-cell>
        </table:table-row>
        <table:table-row>
          <table:table-cell table:style-name="Tabla5.A2" office:value-type="string">
            <text:p text:style-name="P31">1</text:p>
          </table:table-cell>
          <table:table-cell table:style-name="Tabla5.A2" office:value-type="string">
            <text:p text:style-name="P36">'g'</text:p>
          </table:table-cell>
          <table:table-cell table:style-name="Tabla5.A2" office:value-type="string">
            <text:p text:style-name="P40">Carácter alfabét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31">2</text:p>
          </table:table-cell>
          <table:table-cell table:style-name="Tabla5.A2" office:value-type="string">
            <text:p text:style-name="P36">'X'</text:p>
          </table:table-cell>
          <table:table-cell table:style-name="Tabla5.A2" office:value-type="string">
            <text:p text:style-name="P40">Carácter alfabét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21">3</text:p>
          </table:table-cell>
          <table:table-cell table:style-name="Tabla5.A2" office:value-type="string">
            <text:p text:style-name="P34"><text:span text:style-name="T24">'</text:span>7<text:span text:style-name="T24">'</text:span></text:p>
          </table:table-cell>
          <table:table-cell table:style-name="Tabla5.A2" office:value-type="string">
            <text:p text:style-name="P40">Carácter alfabét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21">4</text:p>
          </table:table-cell>
          <table:table-cell table:style-name="Tabla5.A2" office:value-type="string">
            <text:p text:style-name="P36">'@'</text:p>
          </table:table-cell>
          <table:table-cell table:style-name="Tabla5.A2" office:value-type="string">
            <text:p text:style-name="P40">Carácter alfabét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21">5</text:p>
          </table:table-cell>
          <table:table-cell table:style-name="Tabla5.A2" office:value-type="string">
            <text:p text:style-name="P36">'€'</text:p>
          </table:table-cell>
          <table:table-cell table:style-name="Tabla5.A2" office:value-type="string">
            <text:p text:style-name="P40">Carácter alfabét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38">6</text:p>
          </table:table-cell>
          <table:table-cell table:style-name="Tabla5.A2" office:value-type="string">
            <text:p text:style-name="P38">'\u216C'</text:p>
          </table:table-cell>
          <table:table-cell table:style-name="Tabla5.A2" office:value-type="string">
            <text:p text:style-name="P40">Carácter alfabét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8" office:value-type="string">
            <text:p text:style-name="P38"/>
          </table:table-cell>
          <table:table-cell table:style-name="Tabla5.A8" office:value-type="string">
            <text:p text:style-name="P38"/>
          </table:table-cell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27"/>
          </table:table-cell>
          <table:table-cell table:style-name="Tabla5.E8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0">7</text:p>
          </table:table-cell>
          <table:table-cell table:style-name="Tabla5.A2" office:value-type="string">
            <text:p text:style-name="P36">'g'</text:p>
          </table:table-cell>
          <table:table-cell table:style-name="Tabla5.A2" office:value-type="string">
            <text:p text:style-name="P40">Dígito Numér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0">8</text:p>
          </table:table-cell>
          <table:table-cell table:style-name="Tabla5.A2" office:value-type="string">
            <text:p text:style-name="P36">'X'</text:p>
          </table:table-cell>
          <table:table-cell table:style-name="Tabla5.A2" office:value-type="string">
            <text:p text:style-name="P40">Dígito Numér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0">9</text:p>
          </table:table-cell>
          <table:table-cell table:style-name="Tabla5.A2" office:value-type="string">
            <text:p text:style-name="P34"><text:span text:style-name="T24">'</text:span>7<text:span text:style-name="T24">'</text:span></text:p>
          </table:table-cell>
          <table:table-cell table:style-name="Tabla5.A2" office:value-type="string">
            <text:p text:style-name="P40">Dígito Numér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0">10</text:p>
          </table:table-cell>
          <table:table-cell table:style-name="Tabla5.A2" office:value-type="string">
            <text:p text:style-name="P36">'@'</text:p>
          </table:table-cell>
          <table:table-cell table:style-name="Tabla5.A2" office:value-type="string">
            <text:p text:style-name="P40">Dígito Numér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0">11</text:p>
          </table:table-cell>
          <table:table-cell table:style-name="Tabla5.A2" office:value-type="string">
            <text:p text:style-name="P36">'€'</text:p>
          </table:table-cell>
          <table:table-cell table:style-name="Tabla5.A2" office:value-type="string">
            <text:p text:style-name="P40">Dígito Numér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0">12</text:p>
          </table:table-cell>
          <table:table-cell table:style-name="Tabla5.A2" office:value-type="string">
            <text:p text:style-name="P38">'\u216C'</text:p>
          </table:table-cell>
          <table:table-cell table:style-name="Tabla5.A2" office:value-type="string">
            <text:p text:style-name="P40">Dígito Numérico</text:p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40"/>
          </table:table-cell>
        </table:table-row>
        <table:table-row>
          <table:table-cell table:style-name="Tabla5.A8" office:value-type="string">
            <text:p text:style-name="P38"/>
          </table:table-cell>
          <table:table-cell table:style-name="Tabla5.A8" office:value-type="string">
            <text:p text:style-name="P38"/>
          </table:table-cell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27"/>
          </table:table-cell>
          <table:table-cell table:style-name="Tabla5.E8" office:value-type="string">
            <text:p text:style-name="P40"/>
          </table:table-cell>
        </table:table-row>
        <table:table-row>
          <table:table-cell table:style-name="Tabla5.A16" office:value-type="string">
            <text:p text:style-name="P31">1<text:span text:style-name="T25">3</text:span></text:p>
          </table:table-cell>
          <table:table-cell table:style-name="Tabla5.A16" office:value-type="string">
            <text:p text:style-name="P36">'g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27"/>
          </table:table-cell>
          <table:table-cell table:style-name="Tabla5.E16" office:value-type="string">
            <text:p text:style-name="P41"/>
          </table:table-cell>
        </table:table-row>
        <table:table-row>
          <table:table-cell table:style-name="Tabla5.A16" office:value-type="string">
            <text:p text:style-name="P40">14</text:p>
          </table:table-cell>
          <table:table-cell table:style-name="Tabla5.A16" office:value-type="string">
            <text:p text:style-name="P36">'X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1"/>
          </table:table-cell>
        </table:table-row>
        <table:table-row>
          <table:table-cell table:style-name="Tabla5.A16" office:value-type="string">
            <text:p text:style-name="P40">15</text:p>
          </table:table-cell>
          <table:table-cell table:style-name="Tabla5.A16" office:value-type="string">
            <text:p text:style-name="P34"><text:span text:style-name="T24">'</text:span>7<text:span text:style-name="T24">'</text:span>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1"/>
          </table:table-cell>
        </table:table-row>
        <table:table-row>
          <table:table-cell table:style-name="Tabla5.A16" office:value-type="string">
            <text:p text:style-name="P40">16</text:p>
          </table:table-cell>
          <table:table-cell table:style-name="Tabla5.A16" office:value-type="string">
            <text:p text:style-name="P36">'@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0"/>
          </table:table-cell>
        </table:table-row>
        <table:table-row>
          <table:table-cell table:style-name="Tabla5.A16" office:value-type="string">
            <text:p text:style-name="P40">17</text:p>
          </table:table-cell>
          <table:table-cell table:style-name="Tabla5.A16" office:value-type="string">
            <text:p text:style-name="P36">'€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0"/>
          </table:table-cell>
        </table:table-row>
        <table:table-row>
          <table:table-cell table:style-name="Tabla5.A16" office:value-type="string">
            <text:p text:style-name="P40">18</text:p>
          </table:table-cell>
          <table:table-cell table:style-name="Tabla5.A16" office:value-type="string">
            <text:p text:style-name="P38">'\u216C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0"/>
          </table:table-cell>
        </table:table-row>
        <table:table-row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38"/>
          </table:table-cell>
          <table:table-cell table:style-name="Tabla5.A8" office:value-type="string">
            <text:p text:style-name="P43"/>
          </table:table-cell>
          <table:table-cell table:style-name="Tabla5.A8" office:value-type="string">
            <text:p text:style-name="P27"/>
          </table:table-cell>
          <table:table-cell table:style-name="Tabla5.E8" office:value-type="string">
            <text:p text:style-name="P40"/>
          </table:table-cell>
        </table:table-row>
        <table:table-row>
          <table:table-cell table:style-name="Tabla5.A16" office:value-type="string">
            <text:p text:style-name="P31">1<text:span text:style-name="T25">3</text:span></text:p>
          </table:table-cell>
          <table:table-cell table:style-name="Tabla5.A16" office:value-type="string">
            <text:p text:style-name="P36">'g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1"/>
          </table:table-cell>
        </table:table-row>
        <table:table-row>
          <table:table-cell table:style-name="Tabla5.A16" office:value-type="string">
            <text:p text:style-name="P40">14</text:p>
          </table:table-cell>
          <table:table-cell table:style-name="Tabla5.A16" office:value-type="string">
            <text:p text:style-name="P36">'X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1"/>
          </table:table-cell>
        </table:table-row>
        <table:table-row>
          <table:table-cell table:style-name="Tabla5.A16" office:value-type="string">
            <text:p text:style-name="P40">15</text:p>
          </table:table-cell>
          <table:table-cell table:style-name="Tabla5.A16" office:value-type="string">
            <text:p text:style-name="P34"><text:span text:style-name="T24">'</text:span>7<text:span text:style-name="T24">'</text:span>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1"/>
          </table:table-cell>
        </table:table-row>
        <table:table-row>
          <table:table-cell table:style-name="Tabla5.A16" office:value-type="string">
            <text:p text:style-name="P40">16</text:p>
          </table:table-cell>
          <table:table-cell table:style-name="Tabla5.A16" office:value-type="string">
            <text:p text:style-name="P36">'@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0"/>
          </table:table-cell>
        </table:table-row>
        <table:table-row>
          <table:table-cell table:style-name="Tabla5.A16" office:value-type="string">
            <text:p text:style-name="P40">17</text:p>
          </table:table-cell>
          <table:table-cell table:style-name="Tabla5.A16" office:value-type="string">
            <text:p text:style-name="P36">'€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0"/>
          </table:table-cell>
        </table:table-row>
        <table:table-row>
          <table:table-cell table:style-name="Tabla5.A16" office:value-type="string">
            <text:p text:style-name="P40">18</text:p>
          </table:table-cell>
          <table:table-cell table:style-name="Tabla5.A16" office:value-type="string">
            <text:p text:style-name="P38">'\u216C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28"/>
          </table:table-cell>
          <table:table-cell table:style-name="Tabla5.E16" office:value-type="string">
            <text:p text:style-name="P40"/>
          </table:table-cell>
        </table:table-row>
      </table:table>
      <text:list xml:id="list1423014798138" text:continue-numbering="true" text:style-name="WWNum1">
        <text:list-item>
          <text:p text:style-name="P64"><text:span text:style-name="T18">La siguiente tabla propone una </text:span><text:span text:style-name="T6">lista de </text:span><text:span text:style-name="T11">caracteres</text:span><text:span text:style-name="T18"> acompañada de un criterio respectivo. Se desea comprobar si el carácter cumple con dicho criterio o no. Escribir el </text:span><text:span text:style-name="T6">código</text:span><text:span text:style-name="T18"> correspondiente a cada caso junto con su </text:span><text:span text:style-name="T6">resultado</text:span><text:span text:style-name="T12">.</text:span>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48">#</text:p>
          </table:table-cell>
          <table:table-cell table:style-name="Tabla6.A1" office:value-type="string">
            <text:p text:style-name="P51">Inicial</text:p>
          </table:table-cell>
          <table:table-cell table:style-name="Tabla6.A1" office:value-type="string">
            <text:p text:style-name="P57">Criterio</text:p>
          </table:table-cell>
          <table:table-cell table:style-name="Tabla6.A1" office:value-type="string">
            <text:p text:style-name="P55">Código</text:p>
          </table:table-cell>
          <table:table-cell table:style-name="Tabla6.E1" office:value-type="string">
            <text:p text:style-name="P51">Final</text:p>
          </table:table-cell>
        </table:table-row>
        <table:table-row>
          <table:table-cell table:style-name="Tabla6.A2" office:value-type="string">
            <text:p text:style-name="P31">1</text:p>
          </table:table-cell>
          <table:table-cell table:style-name="Tabla6.A2" office:value-type="string">
            <text:p text:style-name="P36">'g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31">2</text:p>
          </table:table-cell>
          <table:table-cell table:style-name="Tabla6.A2" office:value-type="string">
            <text:p text:style-name="P36">'X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21">3</text:p>
          </table:table-cell>
          <table:table-cell table:style-name="Tabla6.A2" office:value-type="string">
            <text:p text:style-name="P34"><text:span text:style-name="T24">'</text:span>7<text:span text:style-name="T24">'</text:span>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21">4</text:p>
          </table:table-cell>
          <table:table-cell table:style-name="Tabla6.A2" office:value-type="string">
            <text:p text:style-name="P36">'@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21">5</text:p>
          </table:table-cell>
          <table:table-cell table:style-name="Tabla6.A2" office:value-type="string">
            <text:p text:style-name="P36">'€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38">6</text:p>
          </table:table-cell>
          <table:table-cell table:style-name="Tabla6.A2" office:value-type="string">
            <text:p text:style-name="P38">'\u216C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1"/>
          </table:table-cell>
        </table:table-row>
        <table:table-row>
          <table:table-cell table:style-name="Tabla6.A8" office:value-type="string">
            <text:p text:style-name="P38"/>
          </table:table-cell>
          <table:table-cell table:style-name="Tabla6.A8" office:value-type="string">
            <text:p text:style-name="P38"/>
          </table:table-cell>
          <table:table-cell table:style-name="Tabla6.A8" office:value-type="string">
            <text:p text:style-name="P40"/>
          </table:table-cell>
          <table:table-cell table:style-name="Tabla6.A8" office:value-type="string">
            <text:p text:style-name="P27"/>
          </table:table-cell>
          <table:table-cell table:style-name="Tabla6.E8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7</text:p>
          </table:table-cell>
          <table:table-cell table:style-name="Tabla6.A2" office:value-type="string">
            <text:p text:style-name="P36">'g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8</text:p>
          </table:table-cell>
          <table:table-cell table:style-name="Tabla6.A2" office:value-type="string">
            <text:p text:style-name="P36">'X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40">9</text:p>
          </table:table-cell>
          <table:table-cell table:style-name="Tabla6.A2" office:value-type="string">
            <text:p text:style-name="P34"><text:span text:style-name="T24">'</text:span>7<text:span text:style-name="T24">'</text:span>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2"/>
          </table:table-cell>
        </table:table-row>
        <table:table-row>
          <table:table-cell table:style-name="Tabla6.A2" office:value-type="string">
            <text:p text:style-name="P40">10</text:p>
          </table:table-cell>
          <table:table-cell table:style-name="Tabla6.A2" office:value-type="string">
            <text:p text:style-name="P36">'@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11</text:p>
          </table:table-cell>
          <table:table-cell table:style-name="Tabla6.A2" office:value-type="string">
            <text:p text:style-name="P36">'€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12</text:p>
          </table:table-cell>
          <table:table-cell table:style-name="Tabla6.A2" office:value-type="string">
            <text:p text:style-name="P38">'\u216C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28"/>
          </table:table-cell>
          <table:table-cell table:style-name="Tabla6.E2" office:value-type="string">
            <text:p text:style-name="P40"/>
          </table:table-cell>
        </table:table-row>
        <table:table-row>
          <table:table-cell table:style-name="Tabla6.A8" office:value-type="string">
            <text:p text:style-name="P38"/>
          </table:table-cell>
          <table:table-cell table:style-name="Tabla6.A8" office:value-type="string">
            <text:p text:style-name="P38"/>
          </table:table-cell>
          <table:table-cell table:style-name="Tabla6.A8" office:value-type="string">
            <text:p text:style-name="P40"/>
          </table:table-cell>
          <table:table-cell table:style-name="Tabla6.A8" office:value-type="string">
            <text:p text:style-name="P27"/>
          </table:table-cell>
          <table:table-cell table:style-name="Tabla6.E8" office:value-type="string">
            <text:p text:style-name="P40"/>
          </table:table-cell>
        </table:table-row>
        <table:table-row>
          <table:table-cell table:style-name="Tabla6.A16" office:value-type="string">
            <text:p text:style-name="P31">1<text:span text:style-name="T25">3</text:span></text:p>
          </table:table-cell>
          <table:table-cell table:style-name="Tabla6.A16" office:value-type="string">
            <text:p text:style-name="P36">'g'</text:p>
          </table:table-cell>
          <table:table-cell table:style-name="Tabla6.A16" office:value-type="string">
            <text:p text:style-name="P45">Minúscula</text:p>
          </table:table-cell>
          <table:table-cell table:style-name="Tabla6.A16" office:value-type="string">
            <text:p text:style-name="P28"/>
          </table:table-cell>
          <table:table-cell table:style-name="Tabla6.E16" office:value-type="string">
            <text:p text:style-name="P42"/>
          </table:table-cell>
        </table:table-row>
        <table:table-row>
          <table:table-cell table:style-name="Tabla6.A16" office:value-type="string">
            <text:p text:style-name="P40">14</text:p>
          </table:table-cell>
          <table:table-cell table:style-name="Tabla6.A16" office:value-type="string">
            <text:p text:style-name="P36">'X'</text:p>
          </table:table-cell>
          <table:table-cell table:style-name="Tabla6.A16" office:value-type="string">
            <text:p text:style-name="P45">Minúscula</text:p>
          </table:table-cell>
          <table:table-cell table:style-name="Tabla6.A16" office:value-type="string">
            <text:p text:style-name="P28"/>
          </table:table-cell>
          <table:table-cell table:style-name="Tabla6.E16" office:value-type="string">
            <text:p text:style-name="P42"/>
          </table:table-cell>
        </table:table-row>
        <table:table-row>
          <table:table-cell table:style-name="Tabla6.A16" office:value-type="string">
            <text:p text:style-name="P40">15</text:p>
          </table:table-cell>
          <table:table-cell table:style-name="Tabla6.A16" office:value-type="string">
            <text:p text:style-name="P34"><text:span text:style-name="T24">'</text:span>7<text:span text:style-name="T24">'</text:span></text:p>
          </table:table-cell>
          <table:table-cell table:style-name="Tabla6.A16" office:value-type="string">
            <text:p text:style-name="P45">Minúscula</text:p>
          </table:table-cell>
          <table:table-cell table:style-name="Tabla6.A16" office:value-type="string">
            <text:p text:style-name="P28"/>
          </table:table-cell>
          <table:table-cell table:style-name="Tabla6.E16" office:value-type="string">
            <text:p text:style-name="P42"/>
          </table:table-cell>
        </table:table-row>
        <table:table-row>
          <table:table-cell table:style-name="Tabla6.A16" office:value-type="string">
            <text:p text:style-name="P40">16</text:p>
          </table:table-cell>
          <table:table-cell table:style-name="Tabla6.A16" office:value-type="string">
            <text:p text:style-name="P36">'@'</text:p>
          </table:table-cell>
          <table:table-cell table:style-name="Tabla6.A16" office:value-type="string">
            <text:p text:style-name="P45">Minúscula</text:p>
          </table:table-cell>
          <table:table-cell table:style-name="Tabla6.A16" office:value-type="string">
            <text:p text:style-name="P28"/>
          </table:table-cell>
          <table:table-cell table:style-name="Tabla6.E16" office:value-type="string">
            <text:p text:style-name="P40"/>
          </table:table-cell>
        </table:table-row>
        <table:table-row>
          <table:table-cell table:style-name="Tabla6.A16" office:value-type="string">
            <text:p text:style-name="P40">17</text:p>
          </table:table-cell>
          <table:table-cell table:style-name="Tabla6.A16" office:value-type="string">
            <text:p text:style-name="P36">'€'</text:p>
          </table:table-cell>
          <table:table-cell table:style-name="Tabla6.A16" office:value-type="string">
            <text:p text:style-name="P45">Minúscula</text:p>
          </table:table-cell>
          <table:table-cell table:style-name="Tabla6.A16" office:value-type="string">
            <text:p text:style-name="P28"/>
          </table:table-cell>
          <table:table-cell table:style-name="Tabla6.E16" office:value-type="string">
            <text:p text:style-name="P40"/>
          </table:table-cell>
        </table:table-row>
        <table:table-row>
          <table:table-cell table:style-name="Tabla6.A16" office:value-type="string">
            <text:p text:style-name="P40">18</text:p>
          </table:table-cell>
          <table:table-cell table:style-name="Tabla6.A16" office:value-type="string">
            <text:p text:style-name="P38">'\u216C'</text:p>
          </table:table-cell>
          <table:table-cell table:style-name="Tabla6.A16" office:value-type="string">
            <text:p text:style-name="P45">Minúscula</text:p>
          </table:table-cell>
          <table:table-cell table:style-name="Tabla6.A16" office:value-type="string">
            <text:p text:style-name="P28"/>
          </table:table-cell>
          <table:table-cell table:style-name="Tabla6.E16" office:value-type="string">
            <text:p text:style-name="P40"/>
          </table:table-cell>
        </table:table-row>
      </table:table>
      <text:list xml:id="list1421683670935" text:continue-numbering="true" text:style-name="WWNum1">
        <text:list-item>
          <text:p text:style-name="P65"><text:span text:style-name="T18">La siguiente tabla propone una </text:span><text:span text:style-name="T6">lista de </text:span><text:span text:style-name="T11">caracteres</text:span><text:span text:style-name="T18"> de cada uno de los cuales se desea aplicar un criterio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49">#</text:p>
          </table:table-cell>
          <table:table-cell table:style-name="Tabla7.A1" office:value-type="string">
            <text:p text:style-name="P52">Inicial</text:p>
          </table:table-cell>
          <table:table-cell table:style-name="Tabla7.A1" office:value-type="string">
            <text:p text:style-name="P59">Criterio</text:p>
          </table:table-cell>
          <table:table-cell table:style-name="Tabla7.A1" office:value-type="string">
            <text:p text:style-name="P56">Código</text:p>
          </table:table-cell>
          <table:table-cell table:style-name="Tabla7.E1" office:value-type="string">
            <text:p text:style-name="P52">Final</text:p>
          </table:table-cell>
        </table:table-row>
        <table:table-row>
          <table:table-cell table:style-name="Tabla7.A2" office:value-type="string">
            <text:p text:style-name="P32">1</text:p>
          </table:table-cell>
          <table:table-cell table:style-name="Tabla7.A2" office:value-type="string">
            <text:p text:style-name="P37">'g'</text:p>
          </table:table-cell>
          <table:table-cell table:style-name="Tabla7.A2" office:value-type="string">
            <text:p text:style-name="P45">May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45"/>
          </table:table-cell>
        </table:table-row>
        <table:table-row>
          <table:table-cell table:style-name="Tabla7.A2" office:value-type="string">
            <text:p text:style-name="P32">2</text:p>
          </table:table-cell>
          <table:table-cell table:style-name="Tabla7.A2" office:value-type="string">
            <text:p text:style-name="P37">'X'</text:p>
          </table:table-cell>
          <table:table-cell table:style-name="Tabla7.A2" office:value-type="string">
            <text:p text:style-name="P45">May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45"/>
          </table:table-cell>
        </table:table-row>
        <table:table-row>
          <table:table-cell table:style-name="Tabla7.A2" office:value-type="string">
            <text:p text:style-name="P22">3</text:p>
          </table:table-cell>
          <table:table-cell table:style-name="Tabla7.A2" office:value-type="string">
            <text:p text:style-name="P35"><text:span text:style-name="T24">'</text:span>7<text:span text:style-name="T24">'</text:span></text:p>
          </table:table-cell>
          <table:table-cell table:style-name="Tabla7.A2" office:value-type="string">
            <text:p text:style-name="P45">May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39"/>
          </table:table-cell>
        </table:table-row>
        <table:table-row>
          <table:table-cell table:style-name="Tabla7.A2" office:value-type="string">
            <text:p text:style-name="P22">4</text:p>
          </table:table-cell>
          <table:table-cell table:style-name="Tabla7.A2" office:value-type="string">
            <text:p text:style-name="P37">'@'</text:p>
          </table:table-cell>
          <table:table-cell table:style-name="Tabla7.A2" office:value-type="string">
            <text:p text:style-name="P45">May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29"/>
          </table:table-cell>
        </table:table-row>
        <table:table-row>
          <table:table-cell table:style-name="Tabla7.A2" office:value-type="string">
            <text:p text:style-name="P22">5</text:p>
          </table:table-cell>
          <table:table-cell table:style-name="Tabla7.A2" office:value-type="string">
            <text:p text:style-name="P37">'€'</text:p>
          </table:table-cell>
          <table:table-cell table:style-name="Tabla7.A2" office:value-type="string">
            <text:p text:style-name="P45">May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29"/>
          </table:table-cell>
        </table:table-row>
        <table:table-row>
          <table:table-cell table:style-name="Tabla7.A2" office:value-type="string">
            <text:p text:style-name="P39">6</text:p>
          </table:table-cell>
          <table:table-cell table:style-name="Tabla7.A2" office:value-type="string">
            <text:p text:style-name="P39">'\u216C'</text:p>
          </table:table-cell>
          <table:table-cell table:style-name="Tabla7.A2" office:value-type="string">
            <text:p text:style-name="P45">May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29"/>
          </table:table-cell>
        </table:table-row>
        <table:table-row>
          <table:table-cell table:style-name="Tabla7.A8" office:value-type="string">
            <text:p text:style-name="P39"/>
          </table:table-cell>
          <table:table-cell table:style-name="Tabla7.A8" office:value-type="string">
            <text:p text:style-name="P39"/>
          </table:table-cell>
          <table:table-cell table:style-name="Tabla7.A8" office:value-type="string">
            <text:p text:style-name="P45"/>
          </table:table-cell>
          <table:table-cell table:style-name="Tabla7.A8" office:value-type="string">
            <text:p text:style-name="P29"/>
          </table:table-cell>
          <table:table-cell table:style-name="Tabla7.E8" office:value-type="string">
            <text:p text:style-name="P29"/>
          </table:table-cell>
        </table:table-row>
        <table:table-row>
          <table:table-cell table:style-name="Tabla7.A2" office:value-type="string">
            <text:p text:style-name="P45">7</text:p>
          </table:table-cell>
          <table:table-cell table:style-name="Tabla7.A2" office:value-type="string">
            <text:p text:style-name="P37">'g'</text:p>
          </table:table-cell>
          <table:table-cell table:style-name="Tabla7.A2" office:value-type="string">
            <text:p text:style-name="P45">Min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45"/>
          </table:table-cell>
        </table:table-row>
        <table:table-row>
          <table:table-cell table:style-name="Tabla7.A2" office:value-type="string">
            <text:p text:style-name="P45">8</text:p>
          </table:table-cell>
          <table:table-cell table:style-name="Tabla7.A2" office:value-type="string">
            <text:p text:style-name="P37">'X'</text:p>
          </table:table-cell>
          <table:table-cell table:style-name="Tabla7.A2" office:value-type="string">
            <text:p text:style-name="P45">Min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45"/>
          </table:table-cell>
        </table:table-row>
        <table:table-row>
          <table:table-cell table:style-name="Tabla7.A2" office:value-type="string">
            <text:p text:style-name="P45">9</text:p>
          </table:table-cell>
          <table:table-cell table:style-name="Tabla7.A2" office:value-type="string">
            <text:p text:style-name="P35"><text:span text:style-name="T24">'</text:span>7<text:span text:style-name="T24">'</text:span></text:p>
          </table:table-cell>
          <table:table-cell table:style-name="Tabla7.A2" office:value-type="string">
            <text:p text:style-name="P45">Min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39"/>
          </table:table-cell>
        </table:table-row>
        <table:table-row>
          <table:table-cell table:style-name="Tabla7.A2" office:value-type="string">
            <text:p text:style-name="P45">10</text:p>
          </table:table-cell>
          <table:table-cell table:style-name="Tabla7.A2" office:value-type="string">
            <text:p text:style-name="P37">'@'</text:p>
          </table:table-cell>
          <table:table-cell table:style-name="Tabla7.A2" office:value-type="string">
            <text:p text:style-name="P45">Min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29"/>
          </table:table-cell>
        </table:table-row>
        <table:table-row>
          <table:table-cell table:style-name="Tabla7.A2" office:value-type="string">
            <text:p text:style-name="P45">11</text:p>
          </table:table-cell>
          <table:table-cell table:style-name="Tabla7.A2" office:value-type="string">
            <text:p text:style-name="P37">'€'</text:p>
          </table:table-cell>
          <table:table-cell table:style-name="Tabla7.A2" office:value-type="string">
            <text:p text:style-name="P45">Min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29"/>
          </table:table-cell>
        </table:table-row>
        <table:table-row>
          <table:table-cell table:style-name="Tabla7.A2" office:value-type="string">
            <text:p text:style-name="P45">12</text:p>
          </table:table-cell>
          <table:table-cell table:style-name="Tabla7.A2" office:value-type="string">
            <text:p text:style-name="P39">'\u216C'</text:p>
          </table:table-cell>
          <table:table-cell table:style-name="Tabla7.A2" office:value-type="string">
            <text:p text:style-name="P45">Minúsculas</text:p>
          </table:table-cell>
          <table:table-cell table:style-name="Tabla7.A2" office:value-type="string">
            <text:p text:style-name="P29"/>
          </table:table-cell>
          <table:table-cell table:style-name="Tabla7.E2" office:value-type="string">
            <text:p text:style-name="P29"/>
          </table:table-cell>
        </table:table-row>
      </table:table>
      <text:list xml:id="list1421806125290" text:continue-numbering="true" text:style-name="WWNum1">
        <text:list-header>
          <text:p text:style-name="P6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713070"/>
    </style:style>
    <style:style style:name="MT4" style:family="text">
      <style:text-properties style:text-underline-style="none" officeooo:rsid="00713070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7</text:span><text:tab/><text:span text:style-name="MT3">Wrappers – </text:span><text:span text:style-name="MT4">Caracteres</text:span></text:p>
      </style:header>
      <style:footer>
        <text:p text:style-name="MP2">Página <text:page-number text:select-page="current">8</text:page-number> de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61</meta:editing-cycles>
    <meta:print-date>2011-11-17T09:27:00</meta:print-date>
    <meta:creation-date>2011-11-10T22:43:00</meta:creation-date>
    <dc:date>2017-01-30T00:14:20.710000000</dc:date>
    <meta:editing-duration>PT3H38M50S</meta:editing-duration>
    <meta:generator>LibreOffice/5.2.3.3$Windows_x86 LibreOffice_project/d54a8868f08a7b39642414cf2c8ef2f228f780cf</meta:generator>
    <meta:document-statistic meta:table-count="8" meta:image-count="0" meta:object-count="0" meta:page-count="8" meta:paragraph-count="289" meta:word-count="805" meta:character-count="4332" meta:non-whitespace-character-count="38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